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ize="9pt" fo:font-style="italic" style:font-size-asian="9pt" style:font-style-asian="italic" style:font-size-complex="9pt" style:font-style-complex="italic"/>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modèle est une abstraction du système étudier suivant un point de vue. Par exemple une carte routière est une abstraction d'un réseau routier, il existe plusieurs type de carte suivant ce que l'on veut étudier (chemin pédestre, chemin routier etc). L’intérêt d'un modèle est de mieux comprendre un système.</text:p>
      <text:p text:style-name="Standard">« Pour un observateur A, M est un modèle de l'objet O, si M aide A à répondre aux questions qu'il pose sur O » (Minsky)</text:p>
      <text:p text:style-name="Standard">Dans le cadre de notre sujet, on souhaite à terme l’adaptation d'une page web. Ici le système étudié est une page web. Une page web possède le rôle d'affichage d'un contenu structuré et mise en forme. Le contenu peut être de type texte, image, vidéo et la mise en page reflète la structure logique de la page. Le WC3 décrit une page web comme une ressource identifié par un uri. Chaque ressource est considéré comme une unité d'information. Cependant dans la conception contemporaine des <text:s/>pages, celle-ci peut encore être découpé en unité d'information. Ainsi une page est une composition élément graphique. Par exemple, une page est composé d'un menu de navigation, d'une entête, d'un pied de page, de formulaire et de widget (composant graphique). Chacun de ces éléments possède un type, un état et des propriétés. </text:p>
      <text:p text:style-name="Standard">Le type correspond à la nature de celui-ci. Il représente ce qu'un utilisateur attend de ce dernier. Certain objet fournissent une interaction avec l'utilisateur qui est susceptible de modifier l'état d'un objet. Par exemple certain menu cache les différents liens de navigations, au moment ou l'utilisateur survole le menu celui-ci affiche les différents liens. </text:p>
      <text:p text:style-name="Standard">Les objets possèdent également un ensemble de propriétés, quelque fois intrinsèque à leur type. Par exemple un formulaire possède des champs de saisie. <text:s/>D'autre propriétés peuvent être la couleur et la police du texte, la hauteur, la largeur, et la position d'une objets dans le page. </text:p>
      <text:p text:style-name="P2">Une page web peut être découpé en objet qui possède un type, un état et des propriétés. Le type d'un objet correspond à la nature de celui-ci. Il représente ce qu'un utilisateur attend de ce dernier. Certain objet peuvent fournir une interaction avec l'utilisateur.</text:p>
      <text:p text:style-name="P2">Par exemple : un type courant dans une page web est un sont les éléments de navigation comme les menu. </text:p>
      <text:p text:style-name="Standard"/>
      <text:p text:style-name="Standard"><text:span text:style-name="T1">Etat de l'art d'une page web !!!!</text:span> <text:span text:style-name="T1">expliquer que le contenu est hétérogène</text:span></text:p>
      <text:p text:style-name="Standard"/>
      <text:p text:style-name="Standard"/>
      <text:p text:style-name="Standard">Nous nous intéressons à un méta-modèle qui puisse décrire la structure, ainsi que le comportement et les propriétés des différents objets constitutifs d'une page web afin d'en exprimer un modèle.</text:p>
      <text:p text:style-name="Standard">Le méta-modèle doit fournir un langage assez riche pour permettre d'identifier les objets que souhaite modifier un utilisateur dans notre page web.</text:p>
      <text:p text:style-name="P1"/>
      <text:p text:style-name="P1">On doit définir quels sont les concepts que l'on veut décrire ? Cela permettra de choisir le modèle le plus adapter, on se posera la question : Quels sont les concepts que l'on peut décrire ?</text:p>
      <text:p text:style-name="Standard"/>
      <text:p text:style-name="Standard">Nous avons étudié 3 support à la réalisation d'un méta-modèles pouvant décrire les objets constitutif d'une page web : HTML 4, HTML 5 et la norme ARI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2T08:24:50</meta:creation-date>
    <meta:generator>LibreOffice/3.5$Linux_x86 LibreOffice_project/350m1$Build-2</meta:generator>
    <dc:date>2014-02-20T11:00:47</dc:date>
    <dc:creator>Asus </dc:creator>
    <meta:editing-duration>PT11H35M54S</meta:editing-duration>
    <meta:editing-cycles>89</meta:editing-cycles>
    <meta:document-statistic meta:table-count="0" meta:image-count="0" meta:object-count="0" meta:page-count="1" meta:paragraph-count="12" meta:word-count="504" meta:character-count="3019" meta:non-whitespace-character-count="2520"/>
  </office:meta>
</office:document-meta>
</file>